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0126" officeooo:paragraph-rsid="001801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curl https://iphdata.lequipe.fr/iPhoneDatas/EFR/STD/ALL/V1/Football/CalendarList/CompetitionPhase/ligue-1/current/1re-journee.json | jq '.items[].items[].event.specifics.domicile.equipe.nom' &gt; lol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21:05:35.238426984</meta:creation-date>
    <meta:generator>LibreOffice/6.0.7.3$Linux_X86_64 LibreOffice_project/00m0$Build-3</meta:generator>
    <dc:date>2020-10-27T22:10:38.743899799</dc:date>
    <meta:editing-duration>PT54M19S</meta:editing-duration>
    <meta:editing-cycles>1</meta:editing-cycles>
    <meta:document-statistic meta:table-count="0" meta:image-count="0" meta:object-count="0" meta:page-count="1" meta:paragraph-count="1" meta:word-count="7" meta:character-count="201" meta:non-whitespace-character-count="194"/>
  </office:meta>
</office:document-meta>
</file>